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ce7" officeooo:paragraph-rsid="000ddc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store Password: <text:s/></text:p>
      <text:p text:style-name="P1"/>
      <text:p text:style-name="P1">place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5:24.582844181</meta:creation-date>
    <dc:date>2018-07-23T15:46:24.604907307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30" meta:non-whitespace-character-count="27"/>
    <meta:generator>LibreOffice/4.2.8.2$Linux_X86_64 LibreOffice_project/420m0$Build-2</meta:generator>
  </office:meta>
</office:document-meta>
</file>